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N TIRADO, JHUNIOR JHO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IN TIRADO, JHUNIOR JHO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58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RIN TIRADO, KAROL YESSEN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4523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4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17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